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05cm" fo:min-width="6.1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946cm" fo:min-width="5.996cm" fo:padding-top="0.177cm" fo:padding-bottom="0.177cm" fo:padding-left="0.302cm" fo:padding-right="0.302cm"/>
    </style:style>
    <style:style style:name="gr3" style:family="graphic" style:parent-style-name="standard">
      <style:graphic-properties svg:stroke-width="0.081cm" svg:stroke-color="#000000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6cm" svg:height="1.3cm" svg:x="11.7cm" svg:y="2.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6cm" svg:height="1.3cm" svg:x="11.7cm" svg:y="4.3cm">
          <text:p text:style-name="P1">Preproces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1.3cm" svg:x="11.7cm" svg:y="6.4cm">
          <text:p text:style-name="P1">SO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1.3cm" svg:x="11.7cm" svg:y="8.6cm">
          <text:p text:style-name="P1">Measure Distanc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1.3cm" svg:x="11.7cm" svg:y="10.6cm">
          <text:p text:style-name="P1">Health Scor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cm" svg:y1="3.5cm" svg:x2="15cm" svg:y2="4.3cm" draw:start-shape="id1" draw:start-glue-point="2" draw:end-shape="id2" draw:end-glue-point="0" svg:d="M15000 3500v800" svg:viewBox="0 0 1 801">
          <text:p/>
        </draw:connector>
        <draw:connector draw:style-name="gr3" draw:text-style-name="P1" draw:layer="layout" svg:x1="15cm" svg:y1="5.58cm" svg:x2="15cm" svg:y2="6.38cm" svg:d="M15000 5580v800" svg:viewBox="0 0 1 801">
          <text:p/>
        </draw:connector>
        <draw:connector draw:style-name="gr3" draw:text-style-name="P1" draw:layer="layout" svg:x1="15cm" svg:y1="7.78cm" svg:x2="15cm" svg:y2="8.58cm" svg:d="M15000 7780v800" svg:viewBox="0 0 1 801">
          <text:p/>
        </draw:connector>
        <draw:connector draw:style-name="gr3" draw:text-style-name="P1" draw:layer="layout" svg:x1="15cm" svg:y1="9.88cm" svg:x2="15cm" svg:y2="10.68cm" svg:d="M15000 9880v800" svg:viewBox="0 0 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21:48:27.238359989</meta:creation-date>
    <dc:date>2018-10-18T21:10:03.369085529</dc:date>
    <meta:editing-duration>PT1M23S</meta:editing-duration>
    <meta:editing-cycles>3</meta:editing-cycles>
    <meta:generator>LibreOffice/6.0.3.2$Linux_X86_64 LibreOffice_project/00m0$Build-2</meta:generator>
    <meta:document-statistic meta:object-count="9"/>
  </office:meta>
</office:document-meta>
</file>